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AAF939A12FB2B21.png" manifest:media-type="image/png"/>
  <manifest:file-entry manifest:full-path="Pictures/1000020100000556000003000B9225A2061A5E1B.png" manifest:media-type="image/png"/>
  <manifest:file-entry manifest:full-path="Pictures/100002010000055600000300EDB762F27F771291.png" manifest:media-type="image/png"/>
  <manifest:file-entry manifest:full-path="Pictures/100002010000055600000300DD45648416169721.png" manifest:media-type="image/png"/>
  <manifest:file-entry manifest:full-path="Pictures/10000201000005560000030040FED04A80F487FE.png" manifest:media-type="image/png"/>
  <manifest:file-entry manifest:full-path="Pictures/100002010000055600000300B128F85AB8515E52.png" manifest:media-type="image/png"/>
  <manifest:file-entry manifest:full-path="Pictures/10000201000005560000030022EAF88359928C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EDB762F27F7712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9.557cm" draw:z-index="6"><draw:image xlink:href="Pictures/1000020100000556000003000B9225A2061A5E1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cm" svg:y="0cm" svg:width="17cm" svg:height="9.557cm" draw:z-index="1"><draw:image xlink:href="Pictures/100002010000055600000300DD4564841616972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17cm" svg:height="9.557cm" draw:z-index="2"><draw:image xlink:href="Pictures/10000201000005560000030040FED04A80F487F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width="17cm" svg:height="9.557cm" draw:z-index="3"><draw:image xlink:href="Pictures/100002010000055600000300B128F85AB8515E5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width="17cm" svg:height="9.557cm" draw:z-index="4"><draw:image xlink:href="Pictures/10000201000005560000030022EAF88359928CD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width="17cm" svg:height="9.557cm" draw:z-index="5"><draw:image xlink:href="Pictures/1000020100000556000003002AAF939A12FB2B2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2:39:24.717970309</meta:creation-date>
    <meta:generator>LibreOffice/6.0.7.3$Linux_X86_64 LibreOffice_project/00m0$Build-3</meta:generator>
    <dc:date>2020-08-25T12:54:16.635497552</dc:date>
    <meta:editing-duration>PT3M26S</meta:editing-duration>
    <meta:editing-cycles>2</meta:editing-cycles>
    <meta:document-statistic meta:table-count="0" meta:image-count="7" meta:object-count="0" meta:page-count="4" meta:paragraph-count="0" meta:word-count="0" meta:character-count="0" meta:non-whitespace-character-count="0"/>
  </office:meta>
</office:document-meta>
</file>